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5C000029A54EEF9FFE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39cm" svg:x="0.951cm" svg:y="9.827cm">
          <draw:image xlink:href="Pictures/2000000700004A5C000029A54EEF9F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3T14:01:29.43</meta:creation-date>
    <dc:date>2015-03-23T14:01:53.36</dc:date>
    <meta:editing-duration>PT24S</meta:editing-duration>
    <meta:editing-cycles>1</meta:editing-cycles>
    <meta:document-statistic meta:object-count="1"/>
    <meta:generator>OpenOffice/4.1.1$Win32 OpenOffice.org_project/411m6$Build-9775</meta:generator>
  </office:meta>
</office:document-meta>
</file>